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269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 fo:border="0.002cm solid #000000" style:vertical-align="middle"/>
    </style:style>
    <style:style style:name="ce6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7" style:family="table-cell" style:parent-style-name="Default">
      <style:table-cell-properties fo:border-bottom="none" fo:background-color="#ffffff" fo:wrap-option="wrap" fo:border-left="0.002cm solid #000000" fo:border-right="0.002cm solid #000000" fo:border-top="0.002cm solid #000000" style:vertical-align="middle"/>
    </style:style>
    <style:style style:name="ce8" style:family="table-cell" style:parent-style-name="Default">
      <style:table-cell-properties fo:background-color="#ffffff" fo:wrap-option="wrap" fo:border="0.002cm solid #000000" style:vertical-align="middle"/>
    </style:style>
    <style:style style:name="ce9" style:family="table-cell" style:parent-style-name="Default">
      <style:table-cell-properties fo:background-color="transparent" fo:wrap-option="wrap" fo:border="0.002cm solid #000000" style:vertical-align="middle"/>
    </style:style>
    <style:style style:name="ce10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none" style:vertical-align="middle"/>
    </style:style>
    <style:style style:name="ce11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none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C" table:style-name="ta1" table:print="false">
        <table:table-column table:style-name="co1" table:default-cell-style-name="ce4"/>
        <table:table-column table:style-name="co2" table:default-cell-style-name="ce15"/>
        <table:table-column table:style-name="co3" table:default-cell-style-name="ce15"/>
        <table:table-column table:style-name="co4" table:number-columns-repeated="16" table:default-cell-style-name="ce20"/>
        <table:table-column table:style-name="co5" table:default-cell-style-name="ce20"/>
        <table:table-column table:style-name="co4" table:default-cell-style-name="Default"/>
        <table:table-row table:style-name="ro1">
          <table:table-cell table:style-name="ce1" office:value-type="string" table:number-columns-spanned="3" table:number-rows-spanned="1">
            <text:p>Banco Oasys</text:p>
          </table:table-cell>
          <table:covered-table-cell table:style-name="Default"/>
          <table:covered-table-cell table:style-name="Default"/>
          <table:table-cell table:style-name="Default" table:number-columns-repeated="17"/>
          <table:table-cell/>
        </table:table-row>
        <table:table-row table:style-name="ro1">
          <table:table-cell table:style-name="ce1"/>
          <table:table-cell table:style-name="Default" table:number-columns-repeated="19"/>
          <table:table-cell/>
        </table:table-row>
        <table:table-row table:style-name="ro2">
          <table:table-cell table:style-name="ce2" office:value-type="string">
            <text:p>Hipotesis:</text:p>
          </table:table-cell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table:style-name="Default" office:value-type="string">
            <text:p>Mes inicial Julio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/>
          <table:table-cell table:style-name="Default" office:value-type="string">
            <text:p>Entregas quincenales con el cliente, los días lunes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/>
          <table:table-cell table:style-name="Default" office:value-type="string">
            <text:p>Las clases comienzan el 1 de Marzo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/>
          <table:table-cell table:style-name="Default" office:value-type="string">
            <text:p>Se considera terminado el proyecto cuando termina la etapa de suscripción, junto con el callcenter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/>
          <table:table-cell table:style-name="Default" office:value-type="string">
            <text:p>Somos la empresa contratada, llamada Tridente.</text:p>
          </table:table-cell>
          <table:table-cell table:style-name="Default" table:number-columns-repeated="18"/>
          <table:table-cell/>
        </table:table-row>
        <table:table-row table:style-name="ro3">
          <table:table-cell table:style-name="Default" table:number-columns-repeated="20"/>
          <table:table-cell/>
        </table:table-row>
        <table:table-row table:style-name="ro2">
          <table:table-cell table:style-name="ce3" office:value-type="string">
            <text:p>Hito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Fecha</text:p>
          </table:table-cell>
          <table:table-cell table:style-name="ce18" office:value-type="string" table:number-columns-spanned="2" table:number-rows-spanned="1">
            <text:p>Julio</text:p>
          </table:table-cell>
          <table:covered-table-cell table:style-name="ce22"/>
          <table:table-cell table:style-name="ce18" office:value-type="string" table:number-columns-spanned="2" table:number-rows-spanned="1">
            <text:p>Agosto</text:p>
          </table:table-cell>
          <table:covered-table-cell table:style-name="ce22"/>
          <table:table-cell table:style-name="ce18" office:value-type="string" table:number-columns-spanned="2" table:number-rows-spanned="1">
            <text:p>Septiembre</text:p>
          </table:table-cell>
          <table:covered-table-cell table:style-name="ce22"/>
          <table:table-cell table:style-name="ce18" office:value-type="string" table:number-columns-spanned="2" table:number-rows-spanned="1">
            <text:p>Octubre</text:p>
          </table:table-cell>
          <table:covered-table-cell table:style-name="ce22"/>
          <table:table-cell table:style-name="ce18" office:value-type="string" table:number-columns-spanned="2" table:number-rows-spanned="1">
            <text:p>Noviembre</text:p>
          </table:table-cell>
          <table:covered-table-cell table:style-name="ce22"/>
          <table:table-cell table:style-name="ce18" office:value-type="string" table:number-columns-spanned="2" table:number-rows-spanned="1">
            <text:p>Diciembre</text:p>
          </table:table-cell>
          <table:covered-table-cell table:style-name="ce22"/>
          <table:table-cell table:style-name="ce18" office:value-type="string" table:number-columns-spanned="2" table:number-rows-spanned="1">
            <text:p>Enero</text:p>
          </table:table-cell>
          <table:covered-table-cell table:style-name="ce22"/>
          <table:table-cell table:style-name="ce18" office:value-type="string" table:number-columns-spanned="2" table:number-rows-spanned="1">
            <text:p>Febrero</text:p>
          </table:table-cell>
          <table:covered-table-cell table:style-name="ce22"/>
          <table:table-cell table:style-name="ce18" office:value-type="string">
            <text:p>Marzo</text:p>
          </table:table-cell>
          <table:table-cell/>
        </table:table-row>
        <table:table-row table:style-name="ro2">
          <table:table-cell table:style-name="ce3" table:number-columns-repeated="3"/>
          <table:table-cell table:style-name="ce18" office:value-type="float" office:value="2011" table:number-columns-spanned="12" table:number-rows-spanned="1">
            <text:p>2011</text:p>
          </table:table-cell>
          <table:covered-table-cell table:style-name="ce22"/>
          <table:covered-table-cell table:style-name="ce18"/>
          <table:covered-table-cell table:style-name="ce22"/>
          <table:covered-table-cell table:style-name="ce18"/>
          <table:covered-table-cell table:style-name="ce22"/>
          <table:covered-table-cell table:style-name="ce18"/>
          <table:covered-table-cell table:style-name="ce22"/>
          <table:covered-table-cell table:style-name="ce18"/>
          <table:covered-table-cell table:style-name="ce22"/>
          <table:covered-table-cell table:style-name="ce18"/>
          <table:covered-table-cell table:style-name="ce22"/>
          <table:table-cell table:style-name="ce18" office:value-type="float" office:value="2012" table:number-columns-spanned="5" table:number-rows-spanned="1">
            <text:p>2012</text:p>
          </table:table-cell>
          <table:covered-table-cell table:style-name="ce22"/>
          <table:covered-table-cell table:style-name="ce18"/>
          <table:covered-table-cell table:style-name="ce22"/>
          <table:covered-table-cell table:style-name="ce18"/>
          <table:table-cell/>
        </table:table-row>
        <table:table-row table:style-name="ro2">
          <table:table-cell table:style-name="ce3" table:number-columns-repeated="3"/>
          <table:table-cell table:style-name="ce19" office:value-type="string">
            <text:p>Q1</text:p>
          </table:table-cell>
          <table:table-cell table:style-name="ce19" office:value-type="string">
            <text:p>Q2</text:p>
          </table:table-cell>
          <table:table-cell table:style-name="ce19" office:value-type="string">
            <text:p>Q3</text:p>
          </table:table-cell>
          <table:table-cell table:style-name="ce19" office:value-type="string">
            <text:p>Q4</text:p>
          </table:table-cell>
          <table:table-cell table:style-name="ce19" office:value-type="string">
            <text:p>Q5</text:p>
          </table:table-cell>
          <table:table-cell table:style-name="ce19" office:value-type="string">
            <text:p>Q6</text:p>
          </table:table-cell>
          <table:table-cell table:style-name="ce19" office:value-type="string">
            <text:p>Q7</text:p>
          </table:table-cell>
          <table:table-cell table:style-name="ce19" office:value-type="string">
            <text:p>Q8</text:p>
          </table:table-cell>
          <table:table-cell table:style-name="ce19" office:value-type="string">
            <text:p>Q9</text:p>
          </table:table-cell>
          <table:table-cell table:style-name="ce19" office:value-type="string">
            <text:p>Q10</text:p>
          </table:table-cell>
          <table:table-cell table:style-name="ce19" office:value-type="string">
            <text:p>Q11</text:p>
          </table:table-cell>
          <table:table-cell table:style-name="ce19" office:value-type="string">
            <text:p>Q12</text:p>
          </table:table-cell>
          <table:table-cell table:style-name="ce19" office:value-type="string">
            <text:p>Q13</text:p>
          </table:table-cell>
          <table:table-cell table:style-name="ce19" office:value-type="string">
            <text:p>Q14</text:p>
          </table:table-cell>
          <table:table-cell table:style-name="ce19" office:value-type="string">
            <text:p>Q15</text:p>
          </table:table-cell>
          <table:table-cell table:style-name="ce19" office:value-type="string">
            <text:p>Q16</text:p>
          </table:table-cell>
          <table:table-cell table:style-name="ce19" office:value-type="string">
            <text:p>Q17</text:p>
          </table:table-cell>
          <table:table-cell/>
        </table:table-row>
        <table:table-row table:style-name="ro3">
          <table:table-cell office:value-type="string">
            <text:p>Proyecto iniciado</text:p>
          </table:table-cell>
          <table:table-cell office:value-type="string">
            <text:p>Empresa Tridente</text:p>
          </table:table-cell>
          <table:table-cell office:value-type="string">
            <text:p>4 de Julio</text:p>
          </table:table-cell>
          <table:table-cell office:value-type="string">
            <text:p>x</text:p>
          </table:table-cell>
          <table:table-cell table:number-columns-repeated="17"/>
        </table:table-row>
        <table:table-row table:style-name="ro3">
          <table:table-cell office:value-type="string">
            <text:p>Alcance liberado</text:p>
          </table:table-cell>
          <table:table-cell office:value-type="string">
            <text:p>Empresa Tridente</text:p>
          </table:table-cell>
          <table:table-cell office:value-type="string">
            <text:p>4 de Julio</text:p>
          </table:table-cell>
          <table:table-cell office:value-type="string">
            <text:p>x</text:p>
          </table:table-cell>
          <table:table-cell table:number-columns-repeated="17"/>
        </table:table-row>
        <table:table-row table:style-name="ro3">
          <table:table-cell office:value-type="string">
            <text:p>Alcance aprobado</text:p>
          </table:table-cell>
          <table:table-cell office:value-type="string">
            <text:p>Banco Oasys</text:p>
          </table:table-cell>
          <table:table-cell office:value-type="string">
            <text:p>18 de Julio</text:p>
          </table:table-cell>
          <table:table-cell/>
          <table:table-cell office:value-type="string">
            <text:p>x</text:p>
          </table:table-cell>
          <table:table-cell table:number-columns-repeated="16"/>
        </table:table-row>
        <table:table-row table:style-name="ro3">
          <table:table-cell office:value-type="string">
            <text:p>Especificaciones liberadas</text:p>
          </table:table-cell>
          <table:table-cell office:value-type="string">
            <text:p>Empresa Tridente</text:p>
          </table:table-cell>
          <table:table-cell office:value-type="string">
            <text:p>18 de Julio</text:p>
          </table:table-cell>
          <table:table-cell/>
          <table:table-cell office:value-type="string">
            <text:p>x</text:p>
          </table:table-cell>
          <table:table-cell table:number-columns-repeated="16"/>
        </table:table-row>
        <table:table-row table:style-name="ro3">
          <table:table-cell office:value-type="string">
            <text:p>Especificaciones aprobadas</text:p>
          </table:table-cell>
          <table:table-cell office:value-type="string">
            <text:p>Banco Oasys</text:p>
          </table:table-cell>
          <table:table-cell office:value-type="string">
            <text:p>1 de Agost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"/>
        </table:table-row>
        <table:table-row table:style-name="ro3">
          <table:table-cell office:value-type="string">
            <text:p>Creación de publicidades liberadas</text:p>
          </table:table-cell>
          <table:table-cell table:style-name="ce16" office:value-type="string">
            <text:p>Empresa Tridente</text:p>
          </table:table-cell>
          <table:table-cell table:style-name="ce16" office:value-type="string">
            <text:p>1 de Agosto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14"/>
          <table:table-cell/>
        </table:table-row>
        <table:table-row table:style-name="ro3">
          <table:table-cell table:style-name="ce5" office:value-type="string">
            <text:p>Creación de publicidades aprobadas</text:p>
          </table:table-cell>
          <table:table-cell office:value-type="string">
            <text:p>Banco Oasys</text:p>
          </table:table-cell>
          <table:table-cell office:value-type="string">
            <text:p>15 de Agost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4"/>
        </table:table-row>
        <table:table-row table:style-name="ro3">
          <table:table-cell table:style-name="ce5" office:value-type="string">
            <text:p>Contratación de linea 0800 liberada</text:p>
          </table:table-cell>
          <table:table-cell table:style-name="ce16" office:value-type="string">
            <text:p>Empresa Tridente</text:p>
          </table:table-cell>
          <table:table-cell table:style-name="ce16" office:value-type="string">
            <text:p>15 de Agosto</text:p>
          </table:table-cell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table:number-columns-repeated="13"/>
          <table:table-cell/>
        </table:table-row>
        <table:table-row table:style-name="ro3">
          <table:table-cell table:style-name="ce5" office:value-type="string">
            <text:p>Contratación de linea 0800 aprobada</text:p>
          </table:table-cell>
          <table:table-cell office:value-type="string">
            <text:p>Banco Oasys</text:p>
          </table:table-cell>
          <table:table-cell office:value-type="string">
            <text:p>5 de Septiemb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3"/>
        </table:table-row>
        <table:table-row table:style-name="ro4">
          <table:table-cell table:style-name="ce6" office:value-type="string">
            <text:p>Contratación de los espacios publicitarios en los medio liberadas</text:p>
          </table:table-cell>
          <table:table-cell table:style-name="ce16" office:value-type="string">
            <text:p>Empresa Tridente</text:p>
          </table:table-cell>
          <table:table-cell table:style-name="ce16" office:value-type="string">
            <text:p>5 de Septiembre</text:p>
          </table:table-cell>
          <table:table-cell table:style-name="ce21" table:number-columns-repeated="4"/>
          <table:table-cell table:style-name="ce21" office:value-type="string">
            <text:p>x</text:p>
          </table:table-cell>
          <table:table-cell table:style-name="ce21" table:number-columns-repeated="12"/>
          <table:table-cell/>
        </table:table-row>
        <table:table-row table:style-name="ro4">
          <table:table-cell table:style-name="ce7" office:value-type="string">
            <text:p>Contratación de los espacios publicitarios en los medio aprobadas</text:p>
          </table:table-cell>
          <table:table-cell table:style-name="ce16" office:value-type="string">
            <text:p>Banco Oasys</text:p>
          </table:table-cell>
          <table:table-cell table:style-name="ce16" office:value-type="string">
            <text:p>19 de Septiembre</text:p>
          </table:table-cell>
          <table:table-cell table:style-name="ce21" table:number-columns-repeated="5"/>
          <table:table-cell table:style-name="ce21" office:value-type="string">
            <text:p>x</text:p>
          </table:table-cell>
          <table:table-cell table:style-name="ce21" table:number-columns-repeated="11"/>
          <table:table-cell/>
        </table:table-row>
        <table:table-row table:style-name="ro3">
          <table:table-cell table:style-name="ce8" office:value-type="string">
            <text:p>Análisis y diseño programa web liberado</text:p>
          </table:table-cell>
          <table:table-cell table:style-name="ce16" office:value-type="string">
            <text:p>Empresa Tridente</text:p>
          </table:table-cell>
          <table:table-cell table:style-name="ce16" office:value-type="string">
            <text:p>19 de Septiembre</text:p>
          </table:table-cell>
          <table:table-cell table:style-name="ce21" table:number-columns-repeated="5"/>
          <table:table-cell table:style-name="ce21" office:value-type="string">
            <text:p>x</text:p>
          </table:table-cell>
          <table:table-cell table:style-name="ce21" table:number-columns-repeated="11"/>
          <table:table-cell/>
        </table:table-row>
        <table:table-row table:style-name="ro3">
          <table:table-cell table:style-name="ce9" office:value-type="string">
            <text:p>Análisis y diseño programa web aprobado</text:p>
          </table:table-cell>
          <table:table-cell office:value-type="string">
            <text:p>Banco Oasys</text:p>
          </table:table-cell>
          <table:table-cell office:value-type="string">
            <text:p>3 de Octub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1"/>
        </table:table-row>
        <table:table-row table:style-name="ro4">
          <table:table-cell table:style-name="ce10" office:value-type="string">
            <text:p>Desarrollo y migración de datos programa web liberado</text:p>
          </table:table-cell>
          <table:table-cell office:value-type="string">
            <text:p>Empresa Tridente</text:p>
          </table:table-cell>
          <table:table-cell office:value-type="string">
            <text:p>3 de Octub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1"/>
        </table:table-row>
        <table:table-row table:style-name="ro4">
          <table:table-cell table:style-name="ce10" office:value-type="string">
            <text:p>Desarrollo y migración de datos programa web aprobado</text:p>
          </table:table-cell>
          <table:table-cell office:value-type="string">
            <text:p>Banco Oasys</text:p>
          </table:table-cell>
          <table:table-cell office:value-type="string">
            <text:p>17 de Octub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"/>
        </table:table-row>
        <table:table-row table:style-name="ro3">
          <table:table-cell table:style-name="ce11" office:value-type="string">
            <text:p>Entrega Incremental 1</text:p>
          </table:table-cell>
          <table:table-cell office:value-type="string">
            <text:p>Banco Oasys</text:p>
          </table:table-cell>
          <table:table-cell office:value-type="string">
            <text:p>17 de Octub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"/>
        </table:table-row>
        <table:table-row table:style-name="ro3">
          <table:table-cell table:style-name="ce10" office:value-type="string">
            <text:p>Testeo individual programa web liberado</text:p>
          </table:table-cell>
          <table:table-cell office:value-type="string">
            <text:p>Empresa Tridente</text:p>
          </table:table-cell>
          <table:table-cell office:value-type="string">
            <text:p>17 de Octub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"/>
        </table:table-row>
        <table:table-row table:style-name="ro3">
          <table:table-cell table:style-name="ce10" office:value-type="string">
            <text:p>Testeo individual programa web aprobado</text:p>
          </table:table-cell>
          <table:table-cell office:value-type="string">
            <text:p>Banco Oasys</text:p>
          </table:table-cell>
          <table:table-cell office:value-type="string">
            <text:p>7 de Noviembr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</table:table-row>
        <table:table-row table:style-name="ro3">
          <table:table-cell table:style-name="ce10" office:value-type="string">
            <text:p>Análisis y diseño sistema informático liberado</text:p>
          </table:table-cell>
          <table:table-cell office:value-type="string">
            <text:p>Empresa Tridente</text:p>
          </table:table-cell>
          <table:table-cell office:value-type="string">
            <text:p>7 de Noviembr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"/>
        </table:table-row>
        <table:table-row table:style-name="ro4">
          <table:table-cell table:style-name="ce10" office:value-type="string">
            <text:p>Análisis y diseño sistema informático aprobado</text:p>
          </table:table-cell>
          <table:table-cell office:value-type="string">
            <text:p>Banco Oasys</text:p>
          </table:table-cell>
          <table:table-cell office:value-type="string">
            <text:p>21 de Noviembr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8"/>
        </table:table-row>
        <table:table-row table:style-name="ro4">
          <table:table-cell table:style-name="ce9" office:value-type="string">
            <text:p>Desarrollo y migración del sistema informático liberado</text:p>
          </table:table-cell>
          <table:table-cell office:value-type="string">
            <text:p>Empresa Tridente</text:p>
          </table:table-cell>
          <table:table-cell office:value-type="string">
            <text:p>21 de Noviembr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8"/>
        </table:table-row>
        <table:table-row table:style-name="ro4">
          <table:table-cell table:style-name="ce9" office:value-type="string">
            <text:p>Desarrollo y migración del sistema informático aprobado</text:p>
          </table:table-cell>
          <table:table-cell office:value-type="string">
            <text:p>Banco Oasys</text:p>
          </table:table-cell>
          <table:table-cell office:value-type="string">
            <text:p>5 de Diciembr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7"/>
        </table:table-row>
        <table:table-row table:style-name="ro3">
          <table:table-cell table:style-name="ce10" office:value-type="string">
            <text:p>Testeo individual sistema informático liberado</text:p>
          </table:table-cell>
          <table:table-cell office:value-type="string">
            <text:p>Empresa Tridente</text:p>
          </table:table-cell>
          <table:table-cell office:value-type="string">
            <text:p>5 de Diciembr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7"/>
        </table:table-row>
        <table:table-row table:style-name="ro3">
          <table:table-cell table:style-name="ce10" office:value-type="string">
            <text:p>Testeo individual sistema informático aprobado</text:p>
          </table:table-cell>
          <table:table-cell office:value-type="string">
            <text:p>Banco Oasys</text:p>
          </table:table-cell>
          <table:table-cell office:value-type="string">
            <text:p>19 de Diciembre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6"/>
        </table:table-row>
        <table:table-row table:style-name="ro3">
          <table:table-cell table:style-name="ce5" office:value-type="string">
            <text:p>Integración sistemas liberada</text:p>
          </table:table-cell>
          <table:table-cell office:value-type="string">
            <text:p>Empresa Tridente</text:p>
          </table:table-cell>
          <table:table-cell office:value-type="string">
            <text:p>19 de Diciembre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6"/>
        </table:table-row>
        <table:table-row table:style-name="ro3">
          <table:table-cell table:style-name="ce5" office:value-type="string">
            <text:p>Integración sistemas aprobada</text:p>
          </table:table-cell>
          <table:table-cell office:value-type="string">
            <text:p>Banco Oasys</text:p>
          </table:table-cell>
          <table:table-cell office:value-type="string">
            <text:p>2 de Enero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5"/>
        </table:table-row>
        <table:table-row table:style-name="ro3">
          <table:table-cell table:style-name="ce12" office:value-type="string">
            <text:p>Entrega Incremental 2</text:p>
          </table:table-cell>
          <table:table-cell office:value-type="string">
            <text:p>Banco Oasys</text:p>
          </table:table-cell>
          <table:table-cell office:value-type="string">
            <text:p>2 de Enero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5"/>
        </table:table-row>
        <table:table-row table:style-name="ro5">
          <table:table-cell table:style-name="ce5" office:value-type="string">
            <text:p>Inicio capacitaciones</text:p>
          </table:table-cell>
          <table:table-cell office:value-type="string">
            <text:p>Banco Oasys</text:p>
          </table:table-cell>
          <table:table-cell office:value-type="string">
            <text:p>2 de Enero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Fin capacitaciones</text:p>
          </table:table-cell>
          <table:table-cell office:value-type="string">
            <text:p>Empresa Tridente</text:p>
          </table:table-cell>
          <table:table-cell office:value-type="string">
            <text:p>16 de Ener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style-name="ce13" office:value-type="string">
            <text:p>Inicio publicidad</text:p>
          </table:table-cell>
          <table:table-cell table:style-name="ce16" office:value-type="string">
            <text:p>Empresa Tridente</text:p>
          </table:table-cell>
          <table:table-cell table:style-name="ce17" office:value-type="string">
            <text:p>16 de Enero</text:p>
          </table:table-cell>
          <table:table-cell table:style-name="ce21" table:number-columns-repeated="13"/>
          <table:table-cell table:style-name="ce21" office:value-type="string">
            <text:p>x</text:p>
          </table:table-cell>
          <table:table-cell table:style-name="ce21" table:number-columns-repeated="3"/>
          <table:table-cell/>
        </table:table-row>
        <table:table-row table:style-name="ro3">
          <table:table-cell office:value-type="string">
            <text:p>Inicio consultas callcenter</text:p>
          </table:table-cell>
          <table:table-cell office:value-type="string">
            <text:p>Empresa Tridente</text:p>
          </table:table-cell>
          <table:table-cell office:value-type="string">
            <text:p>16 de Ener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style-name="ce14" office:value-type="string">
            <text:p>Entrega Incremental 3</text:p>
          </table:table-cell>
          <table:table-cell office:value-type="string">
            <text:p>Banco Oasys</text:p>
          </table:table-cell>
          <table:table-cell office:value-type="string">
            <text:p>16 de Ener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office:value-type="string">
            <text:p>Fin publicidad</text:p>
          </table:table-cell>
          <table:table-cell table:style-name="ce16" office:value-type="string">
            <text:p>Empresa Tridente</text:p>
          </table:table-cell>
          <table:table-cell table:style-name="ce16" office:value-type="string">
            <text:p>30 de Enero</text:p>
          </table:table-cell>
          <table:table-cell table:style-name="ce21" table:number-columns-repeated="14"/>
          <table:table-cell table:style-name="ce21" office:value-type="string">
            <text:p>x</text:p>
          </table:table-cell>
          <table:table-cell table:style-name="ce21" table:number-columns-repeated="2"/>
          <table:table-cell/>
        </table:table-row>
        <table:table-row table:style-name="ro3">
          <table:table-cell office:value-type="string">
            <text:p>Inicio suscripción web</text:p>
          </table:table-cell>
          <table:table-cell office:value-type="string">
            <text:p>Empresa Tridente</text:p>
          </table:table-cell>
          <table:table-cell office:value-type="string">
            <text:p>30 de Enero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3"/>
        </table:table-row>
        <table:table-row table:style-name="ro3">
          <table:table-cell table:style-name="ce14" office:value-type="string">
            <text:p>Entrega Incremental 4</text:p>
          </table:table-cell>
          <table:table-cell office:value-type="string">
            <text:p>Banco Oasys</text:p>
          </table:table-cell>
          <table:table-cell office:value-type="string">
            <text:p>30 de Enero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3"/>
        </table:table-row>
        <table:table-row table:style-name="ro3">
          <table:table-cell office:value-type="string">
            <text:p>Fin suscripción web</text:p>
          </table:table-cell>
          <table:table-cell table:style-name="ce16" office:value-type="string">
            <text:p>Empresa Tridente</text:p>
          </table:table-cell>
          <table:table-cell table:style-name="ce16" office:value-type="string">
            <text:p>24 de Febrero</text:p>
          </table:table-cell>
          <table:table-cell table:style-name="ce21" table:number-columns-repeated="15"/>
          <table:table-cell table:style-name="ce21" office:value-type="string">
            <text:p>x</text:p>
          </table:table-cell>
          <table:table-cell table:style-name="ce21"/>
          <table:table-cell/>
        </table:table-row>
        <table:table-row table:style-name="ro3">
          <table:table-cell office:value-type="string">
            <text:p>Fin consultas callcenter</text:p>
          </table:table-cell>
          <table:table-cell office:value-type="string">
            <text:p>Empresa Tridente</text:p>
          </table:table-cell>
          <table:table-cell office:value-type="string">
            <text:p>24 de Febrero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office:value-type="string">
            <text:p>Proyecto finalizado</text:p>
          </table:table-cell>
          <table:table-cell office:value-type="string">
            <text:p>Empresa Tridente</text:p>
          </table:table-cell>
          <table:table-cell office:value-type="string">
            <text:p>29 de Febrero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</table:table-row>
        <table:table-row table:style-name="ro6">
          <table:table-cell office:value-type="string">
            <text:p>Inicio Año Lectivo</text:p>
          </table:table-cell>
          <table:table-cell office:value-type="string">
            <text:p>Banco Oasys</text:p>
          </table:table-cell>
          <table:table-cell office:value-type="string">
            <text:p>1 de marzo</text:p>
          </table:table-cell>
          <table:table-cell table:number-columns-repeated="16"/>
          <table:table-cell office:value-type="string">
            <text:p>x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/09/2011</text:date>, <text:time>18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2$Linux OpenOffice.org_project/320m12$Build-9483</meta:generator>
    <dc:date>2011-09-12T18:29:31</dc:date>
    <meta:editing-duration>PT03H39M21S</meta:editing-duration>
    <meta:editing-cycles>58</meta:editing-cycles>
    <meta:document-statistic meta:table-count="1" meta:cell-count="194" meta:object-count="0"/>
  </office:meta>
</office:document-meta>
</file>